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945cm" svg:x="3.401cm" svg:y="14.9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dad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asdasd</text:p>
              </table:table-cell>
              <table:table-cell/>
              <table:table-cell>
                <text:p>adsas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9M26S</meta:editing-duration>
    <meta:editing-cycles>4</meta:editing-cycles>
    <meta:generator>OpenOffice/4.1.7$Win32 OpenOffice.org_project/417m1$Build-9800</meta:generator>
    <dc:date>2021-03-23T21:19:41.12</dc:date>
    <meta:document-statistic meta:object-count="1"/>
  </office:meta>
</office:document-meta>
</file>